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a5a3a" officeooo:paragraph-rsid="000a5a3a"/>
    </style:style>
    <style:style style:name="P2" style:family="paragraph" style:parent-style-name="Standard">
      <style:paragraph-properties fo:text-align="end" style:justify-single-word="false" style:writing-mode="rl-tb"/>
      <style:text-properties officeooo:rsid="000a8d12" officeooo:paragraph-rsid="000a8d12"/>
    </style:style>
    <style:style style:name="P3" style:family="paragraph" style:parent-style-name="Standard">
      <style:paragraph-properties fo:text-align="end" style:justify-single-word="false" style:writing-mode="rl-tb"/>
      <style:text-properties officeooo:rsid="000a9ded" officeooo:paragraph-rsid="000a9ded"/>
    </style:style>
    <style:style style:name="P4" style:family="paragraph" style:parent-style-name="Standard">
      <style:paragraph-properties fo:text-align="end" style:justify-single-word="false" style:writing-mode="rl-tb"/>
      <style:text-properties officeooo:rsid="000cedb9" officeooo:paragraph-rsid="000cedb9"/>
    </style:style>
    <style:style style:name="P5" style:family="paragraph" style:parent-style-name="Standard">
      <style:paragraph-properties fo:text-align="end" style:justify-single-word="false" style:writing-mode="rl-tb"/>
      <style:text-properties officeooo:rsid="000d65c5" officeooo:paragraph-rsid="000d65c5"/>
    </style:style>
    <style:style style:name="P6" style:family="paragraph" style:parent-style-name="Standard">
      <style:paragraph-properties fo:text-align="start" style:justify-single-word="false" style:writing-mode="lr-tb"/>
      <style:text-properties officeooo:rsid="000a8d12" officeooo:paragraph-rsid="000a8d12"/>
    </style:style>
    <style:style style:name="P7" style:family="paragraph" style:parent-style-name="Standard">
      <style:paragraph-properties fo:text-align="start" style:justify-single-word="false" style:writing-mode="lr-tb"/>
      <style:text-properties officeooo:rsid="000a9ded" officeooo:paragraph-rsid="000a9ded"/>
    </style:style>
    <style:style style:name="P8" style:family="paragraph" style:parent-style-name="Standard">
      <style:paragraph-properties fo:text-align="end" style:justify-single-word="false" style:writing-mode="rl-tb"/>
      <style:text-properties officeooo:rsid="000a9ded" officeooo:paragraph-rsid="000a9ded"/>
    </style:style>
    <style:style style:name="P9" style:family="paragraph" style:parent-style-name="Standard">
      <style:paragraph-properties fo:text-align="end" style:justify-single-word="false" style:writing-mode="rl-tb"/>
      <style:text-properties officeooo:rsid="000ea1f5" officeooo:paragraph-rsid="000ea1f5"/>
    </style:style>
    <style:style style:name="T1" style:family="text">
      <style:text-properties officeooo:rsid="000a8d12"/>
    </style:style>
    <style:style style:name="T2" style:family="text">
      <style:text-properties officeooo:rsid="000a9ded"/>
    </style:style>
    <style:style style:name="T3" style:family="text">
      <style:text-properties officeooo:rsid="000d65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کمینه نیاز مندی ها:</text:p>
      <text:p text:style-name="P1">هدف اصلی ما بازاری است که کودکانی که در مناطق آلوده به دنیا می‌آیند به وجود می آورند.</text:p>
      <text:p text:style-name="P1">در‌واقع در ایران رسمی به نام سیسمونی گرفتن وجود دارد که در آن برای کمک به والدین فرزند متولد شده هدایا و کالاهایی تدارک دیده می‌شود تا به وسیله آن‌ها تربیت و رشد کودک بهبود یابد از جمله کالا هایی که وجود دارد تخت و بالش و تشک بچه و پستونک و …</text:p>
      <text:p text:style-name="P1">اگر به کمی بزرگ نمایی والدین به نقش آلودگی هوا و تأثیرات آن بر روی سلامت کودکشان پی ببرند بازار برای شی به نام دستگاه تصفیه هوای هوشمند مخصوص کودک به وجود می‌آید.</text:p>
      <text:p text:style-name="P1">هر روز در شهر های آلوده ایران به طور متوسط ۱۰۰۰ کودک به دنیا می‌آیند که از هر ده تا از این‌ها یکی بزاعت مالی برای تهیه این دستگاه را دارا میباشد حال با کمی خلاقیت اگر بتوان از هر ده خانواده یکی را مجاب به خرید این دستگاه کرد ینی ۱۰ جعبه در هر روز که رقم بسیار خوبی است. شایان ذکر است که بازار این دستگاه به مرور زمان و با بالارفتن دانش عمومی و آلوده‌تر شدن هوا بیشتر میشود. و ممکن است اگر دیر بجنبیم این بازار را خارجی ها تصاحب کنند.</text:p>
      <text:p text:style-name="P1">این دستگاه نماد ایثار و از خود گذشتگی والدین برای فرزند نو رسیدشان است.</text:p>
      <text:p text:style-name="P1"/>
      <text:p text:style-name="P1">این دستگاه میزان رطوبت و دما و آلودگی هوای اطراف کودک را بهینه میکند و وضعیت و موفقیت خود در این کار را توسط iot به والدین خبر میدهد. <text:span text:style-name="T1">و جلو ورود ویروس و باکتری را میگیرد.</text:span></text:p>
      <text:p text:style-name="P1"/>
      <text:p text:style-name="P1">دارا بودن این وسیله برای والدین شان و اعتبار اجتماعی می‌آورد به عنوان کسانی که حتی به هوای تنفس شده توسط کودکشان هم توج<text:span text:style-name="T1">ه</text:span> کرده‌اند.</text:p>
      <text:p text:style-name="P1"/>
      <text:p text:style-name="P2">زنجیره خوبی دارد زیرا هر مادری که همیشه به فکر فرزندش است با شنیدن اخبار مربوط به آلودگی به یاد سلامت کودکش که همیشه در خانه است می‌افتد و کافی است ما اعلام کنیم که هوای داخل خانه و خارج از خانه از لحاظ آلودگی تفاوتی زیادی ندارند و باید تدابیری اتخاذ شود.</text:p>
      <text:p text:style-name="P2"/>
      <text:p text:style-name="P2">به راحتی میتوان با آن احساسات عمومی را تحریک کرد زیرا سنسور های این جعبه وضعیت آلوده قبلی و وضعیت سالم کنونی را به والدین اعلام میکند و اخبار تکمیلی را به آن‌ها گوشزد میکند که مثلاً شما از بیماری آسم در خانه تا جلو گیری کردید و فلان تومان صرفه جویی. اما در دیگر خانه‌ها این‌گونه نیست.</text:p>
      <text:p text:style-name="P2"/>
      <text:p text:style-name="P2">به لحاظ نوع نیاز میتوان گفت که استفاده از این وسیله عمومیت چندانی ندارد (اولین نکته بازاریابی منفی) اما ممکن است با خلاقیت‌ها تبلیغاتی بتوان آنرا جبران کرد.</text:p>
      <text:p text:style-name="P2"/>
      <text:p text:style-name="P2">ذاتاً دستگاه با‌ارزشی است.</text:p>
      <text:p text:style-name="P2"/>
      <text:p text:style-name="P2">و میتوان برای آن داستان سازی کرد ینی مثلاً میدیم به دیرین دیرین یه قسمت اینو تبلیغ کنه</text:p>
      <text:p text:style-name="P2"/>
      <text:p text:style-name="P2">پس مشاهده می‌شود که از لحاظ بازاریابی این کالا وضعیت خوبی دارد و کمبود آن به خوبی حس میشود.</text:p>
      <text:p text:style-name="P2"/>
      <text:p text:style-name="P2"/>
      <text:p text:style-name="P2">کم‌ترین نیازمندی ها:</text:p>
      <text:p text:style-name="P2"/>
      <text:p text:style-name="P2">با توجه به مطالب بالا و تصویر ایجاد شده از کالا در مغز شما عزیزان</text:p>
      <text:p text:style-name="P2">به نظر میرسد نیاز مندی های زیر ضروری و قابل حصول باشد.</text:p>
      <text:p text:style-name="P2"/>
      <text:p text:style-name="P6">1- sensation</text:p>
      <text:p text:style-name="P6"/>
      <text:p text:style-name="P3"><text:tab/>زیر فضایی از فضای فنی مساله که در آن مقدار ۱- آلودگی هوا ۲- مونواکسید کربن ۳- ذرات معلق در هوا ۴- دما و رطوبت توسط سنسور های موجود و ارزان و ازقبل تهیه شده اندازه‌گیری شده و به طور عددی در هر زمانی به فضای حل ورود پیدا میکنند</text:p>
      <text:p text:style-name="P6"/>
      <text:p text:style-name="P6"/>
      <text:p text:style-name="P6"><text:soft-page-break/>2- filtration</text:p>
      <text:p text:style-name="P3"><text:tab/>زیر فضایی از فضای فنی مساله است که در آن میزان آلاینده های هوا توسط فیلتر های ۱- کربن فعال ۲- hepa یا همان فیلتر ماشین ۳- پرتو فرا بنفش ۴- شبکه تولید یون منفی ۵- رطوبت ساز کمتر و کمتر می‌شود و یا دما و رطوبت کنترل میشود.</text:p>
      <text:p text:style-name="P3"/>
      <text:p text:style-name="P6"/>
      <text:p text:style-name="P6">3- artificial intelligence</text:p>
      <text:p text:style-name="P2"><text:tab/><text:span text:style-name="T2">قسمت تصمیم گیری جعبه که به گونه‌ای برنامه‌ریزی می‌شود و اعلانات خود را به گونه‌ای مخابره میکند که اهداف فوق الذکر به بهترین نحو حاصل شوند که از یک چیپ iot esp8266 استفاده می‌شود تا به وسیله آن به نت وصل بشود و قابلیت به روز رسانی و مخابره را داشته باشد.</text:span></text:p>
      <text:p text:style-name="P4">ممکن است از esp32 استفاده شود زیرا دارای بلوتوث است و سالم تر است</text:p>
      <text:p text:style-name="P6"/>
      <text:p text:style-name="P6">4- boxi<text:span text:style-name="T2">z</text:span>ation</text:p>
      <text:p text:style-name="P6"/>
      <text:p text:style-name="P3">یکی از مهم‌ترین قسمت‌ها که این هم بخشی از فضای فنی حل مساله است که در آن جعبه تصفیه هوا به گونه‌ای طراحی می‌شود که اولاً به کودک آسیب نرسد و ثانیاً یک وسیله شکیل و زیبا با رنگ‌های متنوع باشد که از هرجایی جلب توجه مکند و دیگر اینکه با توجه به جنسیت کودک مخصوص شده است</text:p>
      <text:p text:style-name="P7">5- marketing</text:p>
      <text:p text:style-name="P3"/>
      <text:p text:style-name="P5"><text:tab/>با رفتن به سیسمونی ها و قرار دادن یکی یه دستگاه در هر سیسمونی شروع میشود. درون دانشگاه تبلیغ می‌شود درون نمایشگاه ها و دیگر جاهای مربوط به کودک بنر نصب می‌شود درون سایت‌های مربوط به کودک و سیسمونی تبلیغ می‌شود که امید واریم ادمین های این سایت‌ها خونگرم باشند و به ما سخت نگیرند</text:p>
      <text:p text:style-name="P7">6- digital marketing</text:p>
      <text:p text:style-name="P3"><text:s/><text:tab/><text:span text:style-name="T3">خلق یک وب سایت برای محصول</text:span></text:p>
      <text:p text:style-name="P3"/>
      <text:p text:style-name="P9">در آخر اضافه کنم که در اولین مرحله تولید به صورت تولید در ازای هر تقاضا صورت میگیرد.</text:p>
      <text:p text:style-name="P3"/>
      <text:p text:style-name="P5">–– تما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21:46:23.729691880</meta:creation-date>
    <dc:date>2018-04-30T22:57:39.737459856</dc:date>
    <meta:editing-duration>PT10M50S</meta:editing-duration>
    <meta:editing-cycles>3</meta:editing-cycles>
    <meta:generator>LibreOffice/5.1.6.2$Linux_X86_64 LibreOffice_project/10m0$Build-2</meta:generator>
    <meta:document-statistic meta:table-count="0" meta:image-count="0" meta:object-count="0" meta:page-count="2" meta:paragraph-count="32" meta:word-count="806" meta:character-count="3833" meta:non-whitespace-character-count="3052"/>
  </office:meta>
</office:document-meta>
</file>